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7" style:family="table-row">
      <style:table-row-properties style:min-row-height="0.198cm"/>
    </style:style>
    <style:style style:name="P1" style:family="paragraph" style:parent-style-name="Header">
      <style:text-properties fo:color="#808080" style:font-name="Courier 10 Pitch" officeooo:rsid="005925b5" officeooo:paragraph-rsid="005925b5"/>
    </style:style>
    <style:style style:name="P2" style:family="paragraph" style:parent-style-name="Table_20_Contents">
      <style:text-properties style:font-name="Courier 10 Pitch" fo:font-size="11pt" style:font-size-asian="11pt" style:font-size-complex="11pt"/>
    </style:style>
    <style:style style:name="P3" style:family="paragraph" style:parent-style-name="Table_20_Contents">
      <style:text-properties style:font-name="Courier 10 Pitch" fo:font-size="11pt" officeooo:rsid="005306c1" officeooo:paragraph-rsid="005306c1" style:font-size-asian="11pt" style:font-size-complex="11pt"/>
    </style:style>
    <style:style style:name="P4" style:family="paragraph" style:parent-style-name="Table_20_Contents">
      <style:text-properties style:font-name="Courier 10 Pitch" fo:font-size="11pt" fo:font-weight="bold" officeooo:rsid="005247ba" officeooo:paragraph-rsid="005247ba" style:font-size-asian="11pt" style:font-weight-asian="bold" style:font-size-complex="11pt" style:font-weight-complex="bold"/>
    </style:style>
    <style:style style:name="P5" style:family="paragraph" style:parent-style-name="Standard">
      <style:text-properties style:font-name="Century Schoolbook L" officeooo:rsid="001f568b" officeooo:paragraph-rsid="001f568b"/>
    </style:style>
    <style:style style:name="P6" style:family="paragraph" style:parent-style-name="Standard">
      <style:text-properties style:font-name="Century Schoolbook L" officeooo:rsid="00211886" officeooo:paragraph-rsid="002251ed"/>
    </style:style>
    <style:style style:name="P7" style:family="paragraph" style:parent-style-name="Standard">
      <style:text-properties style:font-name="Century Schoolbook L" officeooo:rsid="0022e879" officeooo:paragraph-rsid="0022e879"/>
    </style:style>
    <style:style style:name="P8" style:family="paragraph" style:parent-style-name="Standard">
      <style:text-properties style:font-name="Century Schoolbook L" officeooo:rsid="0022e879" officeooo:paragraph-rsid="0024a5b3"/>
    </style:style>
    <style:style style:name="P9" style:family="paragraph" style:parent-style-name="Standard">
      <style:paragraph-properties fo:text-align="center" style:justify-single-word="false"/>
      <style:text-properties style:font-name="Century Schoolbook L" officeooo:rsid="0022e879" officeooo:paragraph-rsid="0024a5b3"/>
    </style:style>
    <style:style style:name="P10" style:family="paragraph" style:parent-style-name="Standard">
      <style:text-properties style:font-name="Century Schoolbook L" officeooo:rsid="0022e879" officeooo:paragraph-rsid="00376263"/>
    </style:style>
    <style:style style:name="P11" style:family="paragraph" style:parent-style-name="Standard">
      <style:paragraph-properties fo:text-align="center" style:justify-single-word="false"/>
      <style:text-properties style:font-name="Century Schoolbook L" fo:font-weight="bold" officeooo:rsid="002cbb29" officeooo:paragraph-rsid="002cbb29" style:font-weight-asian="bold" style:font-weight-complex="bold"/>
    </style:style>
    <style:style style:name="P12" style:family="paragraph" style:parent-style-name="Standard">
      <style:text-properties style:font-name="Century Schoolbook L" fo:font-weight="bold" officeooo:rsid="002f0a47" officeooo:paragraph-rsid="002f0a47" style:font-weight-asian="bold" style:font-weight-complex="bold"/>
    </style:style>
    <style:style style:name="P13" style:family="paragraph" style:parent-style-name="Standard">
      <style:paragraph-properties fo:text-align="center" style:justify-single-word="false"/>
      <style:text-properties style:font-name="Century Schoolbook L" fo:font-weight="bold" officeooo:rsid="003852d0" officeooo:paragraph-rsid="003919ab" style:font-weight-asian="bold" style:font-weight-complex="bold"/>
    </style:style>
    <style:style style:name="P14" style:family="paragraph" style:parent-style-name="Standard">
      <style:paragraph-properties fo:text-align="center" style:justify-single-word="false"/>
      <style:text-properties style:font-name="Century Schoolbook L" fo:font-weight="bold" officeooo:rsid="003852d0" officeooo:paragraph-rsid="003fef89" style:font-weight-asian="bold" style:font-weight-complex="bold"/>
    </style:style>
    <style:style style:name="P15" style:family="paragraph" style:parent-style-name="Standard">
      <style:paragraph-properties fo:text-align="start" style:justify-single-word="false"/>
      <style:text-properties style:font-name="Century Schoolbook L" fo:font-weight="bold" officeooo:rsid="003852d0" officeooo:paragraph-rsid="003919ab" style:font-weight-asian="bold" style:font-weight-complex="bold"/>
    </style:style>
    <style:style style:name="P16" style:family="paragraph" style:parent-style-name="Standard">
      <style:paragraph-properties fo:text-align="start" style:justify-single-word="false"/>
      <style:text-properties style:font-name="Century Schoolbook L" fo:font-weight="bold" officeooo:rsid="003b6da4" officeooo:paragraph-rsid="003b6da4" style:font-weight-asian="bold" style:font-weight-complex="bold"/>
    </style:style>
    <style:style style:name="P17" style:family="paragraph" style:parent-style-name="Standard">
      <style:paragraph-properties fo:text-align="start" style:justify-single-word="false"/>
      <style:text-properties style:font-name="Century Schoolbook L" fo:font-weight="bold" officeooo:rsid="0041c52c" officeooo:paragraph-rsid="004443b1" style:font-weight-asian="bold" style:font-weight-complex="bold"/>
    </style:style>
    <style:style style:name="P18" style:family="paragraph" style:parent-style-name="Standard">
      <style:paragraph-properties fo:text-align="center" style:justify-single-word="false"/>
      <style:text-properties style:font-name="Century Schoolbook L" fo:font-weight="bold" officeooo:rsid="0046f1a6" officeooo:paragraph-rsid="0046f1a6" style:font-weight-asian="bold" style:font-weight-complex="bold"/>
    </style:style>
    <style:style style:name="P19" style:family="paragraph" style:parent-style-name="Standard">
      <style:text-properties style:font-name="Century Schoolbook L" fo:font-weight="bold" officeooo:rsid="001f568b" officeooo:paragraph-rsid="001f568b" style:font-weight-asian="bold" style:font-weight-complex="bold"/>
    </style:style>
    <style:style style:name="P20" style:family="paragraph" style:parent-style-name="Standard">
      <style:text-properties style:font-name="Century Schoolbook L" fo:font-weight="bold" officeooo:rsid="004afb5c" officeooo:paragraph-rsid="004afb5c" style:font-weight-asian="bold" style:font-weight-complex="bold"/>
    </style:style>
    <style:style style:name="P21" style:family="paragraph" style:parent-style-name="Standard">
      <style:paragraph-properties fo:text-align="center" style:justify-single-word="false"/>
      <style:text-properties style:font-name="Century Schoolbook L" fo:font-weight="bold" officeooo:rsid="003d3a1e" officeooo:paragraph-rsid="003fef89" style:font-weight-asian="bold" style:font-weight-complex="bold"/>
    </style:style>
    <style:style style:name="P22" style:family="paragraph" style:parent-style-name="Standard">
      <style:paragraph-properties fo:text-align="start" style:justify-single-word="false"/>
      <style:text-properties style:font-name="Century Schoolbook L" fo:font-weight="normal" officeooo:rsid="0048cebe" officeooo:paragraph-rsid="0048cebe" style:font-weight-asian="normal" style:font-weight-complex="normal"/>
    </style:style>
    <style:style style:name="P23" style:family="paragraph" style:parent-style-name="Standard">
      <style:text-properties style:font-name="Century Schoolbook L" fo:font-weight="normal" officeooo:rsid="00341deb" officeooo:paragraph-rsid="002f0a47" style:font-weight-asian="normal" style:font-weight-complex="normal"/>
    </style:style>
    <style:style style:name="P24" style:family="paragraph" style:parent-style-name="Standard">
      <style:paragraph-properties fo:text-align="start" style:justify-single-word="false"/>
      <style:text-properties style:font-name="Century Schoolbook L" fo:font-weight="normal" officeooo:rsid="0049610b" officeooo:paragraph-rsid="0049610b" style:font-weight-asian="normal" style:font-weight-complex="normal"/>
    </style:style>
    <style:style style:name="P25" style:family="paragraph" style:parent-style-name="Standard">
      <style:text-properties style:font-name="Century Schoolbook L" fo:font-size="12pt" fo:font-weight="bold" officeooo:rsid="0055cd74" officeooo:paragraph-rsid="0055cd74" style:font-size-asian="12pt" style:font-weight-asian="bold" style:font-size-complex="12pt" style:font-weight-complex="bold"/>
    </style:style>
    <style:style style:name="P26" style:family="paragraph" style:parent-style-name="Standard">
      <style:text-properties style:font-name="Courier 10 Pitch" fo:font-size="11pt" fo:font-weight="normal" officeooo:rsid="004b1092" officeooo:paragraph-rsid="004b1092"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Century Schoolbook L" fo:font-weight="normal" officeooo:rsid="005e9f24" officeooo:paragraph-rsid="007814ac" style:font-weight-asian="normal" style:font-weight-complex="normal"/>
    </style:style>
    <style:style style:name="P28" style:family="paragraph" style:parent-style-name="Standard">
      <style:paragraph-properties fo:text-align="start" style:justify-single-word="false"/>
      <style:text-properties style:font-name="Century Schoolbook L" fo:font-weight="normal" officeooo:rsid="00669d41" officeooo:paragraph-rsid="007814ac" style:font-weight-asian="normal" style:font-weight-complex="normal"/>
    </style:style>
    <style:style style:name="P29" style:family="paragraph" style:parent-style-name="Standard" style:list-style-name="L1">
      <style:text-properties style:font-name="Century Schoolbook L" fo:font-weight="normal" officeooo:rsid="005dbf3c" officeooo:paragraph-rsid="007bd714" style:font-weight-asian="normal" style:font-weight-complex="normal"/>
    </style:style>
    <style:style style:name="P30" style:family="paragraph" style:parent-style-name="Standard">
      <style:paragraph-properties fo:text-align="start" style:justify-single-word="false"/>
      <style:text-properties style:font-name="Century Schoolbook L" fo:font-weight="bold" officeooo:rsid="005e9f24" officeooo:paragraph-rsid="007814ac" style:font-weight-asian="bold" style:font-weight-complex="bold"/>
    </style:style>
    <style:style style:name="P31" style:family="paragraph" style:parent-style-name="Standard">
      <style:text-properties style:font-name="Century Schoolbook L" officeooo:rsid="00211886" officeooo:paragraph-rsid="00211886"/>
    </style:style>
    <style:style style:name="P32" style:family="paragraph" style:parent-style-name="Standard" style:list-style-name="L1">
      <style:text-properties style:font-name="Century Schoolbook L" officeooo:rsid="00211886" officeooo:paragraph-rsid="002251ed"/>
    </style:style>
    <style:style style:name="P33" style:family="paragraph" style:parent-style-name="Standard" style:list-style-name="L1">
      <style:text-properties style:font-name="Century Schoolbook L" officeooo:rsid="002251ed" officeooo:paragraph-rsid="002251ed"/>
    </style:style>
    <style:style style:name="P34" style:family="paragraph" style:parent-style-name="Standard">
      <style:text-properties style:font-name="Courier 10 Pitch" fo:font-size="11pt" fo:font-weight="bold" officeooo:rsid="0068c4a0" officeooo:paragraph-rsid="0068c4a0" style:font-size-asian="11pt" style:font-weight-asian="bold" style:font-size-complex="11pt" style:font-weight-complex="bold"/>
    </style:style>
    <style:style style:name="P35" style:family="paragraph" style:parent-style-name="Standard">
      <style:text-properties style:font-name="Courier 10 Pitch" fo:font-size="11pt" fo:font-weight="bold" officeooo:rsid="0068c4a0" officeooo:paragraph-rsid="0069598c" style:font-size-asian="11pt" style:font-weight-asian="bold" style:font-size-complex="11pt" style:font-weight-complex="bold"/>
    </style:style>
    <style:style style:name="P36" style:family="paragraph" style:parent-style-name="Standard">
      <style:text-properties style:font-name="Courier 10 Pitch" fo:font-size="11pt" fo:font-weight="bold" officeooo:rsid="0068c4a0" officeooo:paragraph-rsid="006ab631" style:font-size-asian="11pt" style:font-weight-asian="bold" style:font-size-complex="11pt" style:font-weight-complex="bold"/>
    </style:style>
    <style:style style:name="P37" style:family="paragraph" style:parent-style-name="Standard">
      <style:text-properties style:font-name="Courier 10 Pitch" fo:font-size="11pt" fo:font-weight="normal" officeooo:rsid="004b1092" officeooo:paragraph-rsid="004b1092" style:font-size-asian="11pt" style:font-weight-asian="normal" style:font-size-complex="11pt" style:font-weight-complex="normal"/>
    </style:style>
    <style:style style:name="P38" style:family="paragraph" style:parent-style-name="Standard">
      <style:text-properties style:font-name="Courier 10 Pitch" fo:font-size="11pt" fo:font-weight="normal" officeooo:rsid="0068c4a0" officeooo:paragraph-rsid="0068c4a0" style:font-size-asian="11pt" style:font-weight-asian="normal" style:font-size-complex="11pt" style:font-weight-complex="normal"/>
    </style:style>
    <style:style style:name="P39" style:family="paragraph" style:parent-style-name="Standard">
      <style:text-properties style:font-name="Courier 10 Pitch" fo:font-size="11pt" fo:font-weight="normal" officeooo:rsid="006cc247" officeooo:paragraph-rsid="006cc247" style:font-size-asian="11pt" style:font-weight-asian="normal" style:font-size-complex="11pt" style:font-weight-complex="normal"/>
    </style:style>
    <style:style style:name="P40" style:family="paragraph" style:parent-style-name="Standard">
      <style:text-properties style:font-name="Courier 10 Pitch" fo:font-size="11pt" fo:font-weight="normal" officeooo:rsid="00702d1e" officeooo:paragraph-rsid="00702d1e" style:font-size-asian="11pt" style:font-weight-asian="normal" style:font-size-complex="11pt" style:font-weight-complex="normal"/>
    </style:style>
    <style:style style:name="P41" style:family="paragraph" style:parent-style-name="Standard">
      <style:text-properties style:font-name="Courier 10 Pitch" fo:font-size="11pt" fo:font-weight="normal" officeooo:rsid="00721e17" officeooo:paragraph-rsid="00721e17"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Century Schoolbook L" fo:font-size="11pt" fo:font-weight="bold" officeooo:rsid="005e9f24" officeooo:paragraph-rsid="00805023" style:font-size-asian="11pt" style:font-weight-asian="bold" style:font-size-complex="11pt" style:font-weight-complex="bold"/>
    </style:style>
    <style:style style:name="P43" style:family="paragraph" style:parent-style-name="Standard">
      <style:paragraph-properties fo:text-align="start" style:justify-single-word="false"/>
      <style:text-properties style:font-name="Century Schoolbook L" fo:font-size="11pt" fo:font-weight="normal" officeooo:rsid="005e9f24" officeooo:paragraph-rsid="00805023"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Century Schoolbook L" fo:font-size="11pt" fo:font-weight="normal" officeooo:rsid="005e9f24" officeooo:paragraph-rsid="0099e091"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Century Schoolbook L" fo:font-size="11pt" fo:font-weight="normal" officeooo:rsid="0086c60b" officeooo:paragraph-rsid="008ab17c"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Century Schoolbook L" fo:font-size="11pt" fo:font-weight="normal" officeooo:rsid="008ac4a7" officeooo:paragraph-rsid="008ac4a7" style:font-size-asian="11pt" style:font-weight-asian="normal" style:font-size-complex="11pt" style:font-weight-complex="normal"/>
    </style:style>
    <style:style style:name="P47" style:family="paragraph" style:parent-style-name="Standard">
      <style:text-properties style:font-name="Century Schoolbook L" fo:font-size="12pt" fo:font-weight="bold" officeooo:rsid="007e63c1" officeooo:paragraph-rsid="007e63c1" style:font-size-asian="12pt" style:font-weight-asian="bold" style:font-size-complex="12pt" style:font-weight-complex="bold"/>
    </style:style>
    <style:style style:name="P48" style:family="paragraph" style:parent-style-name="Table_20_Contents">
      <style:text-properties style:font-name="Courier 10 Pitch" fo:font-size="11pt" officeooo:rsid="006b6e11" officeooo:paragraph-rsid="006b6e11" style:font-size-asian="11pt" style:font-size-complex="11pt"/>
    </style:style>
    <style:style style:name="P49" style:family="paragraph" style:parent-style-name="Table_20_Contents">
      <style:text-properties style:font-name="Courier 10 Pitch" fo:font-size="11pt" officeooo:rsid="006e4d46" officeooo:paragraph-rsid="006e4d46" style:font-size-asian="11pt" style:font-size-complex="11pt"/>
    </style:style>
    <style:style style:name="P50" style:family="paragraph" style:parent-style-name="Table_20_Contents">
      <style:text-properties style:font-name="Courier 10 Pitch" fo:font-size="11pt" officeooo:rsid="006ec09a" officeooo:paragraph-rsid="006ec09a" style:font-size-asian="11pt" style:font-size-complex="11pt"/>
    </style:style>
    <style:style style:name="P51" style:family="paragraph" style:parent-style-name="Table_20_Contents">
      <style:text-properties style:font-name="Courier 10 Pitch" fo:font-size="11pt" fo:font-weight="normal" officeooo:rsid="00719b80" officeooo:paragraph-rsid="00719b80" style:font-size-asian="11pt" style:font-weight-asian="normal" style:font-size-complex="11pt" style:font-weight-complex="normal"/>
    </style:style>
    <style:style style:name="T1" style:family="text">
      <style:text-properties officeooo:rsid="002251ed"/>
    </style:style>
    <style:style style:name="T2" style:family="text">
      <style:text-properties officeooo:rsid="002aade8"/>
    </style:style>
    <style:style style:name="T3" style:family="text">
      <style:text-properties officeooo:rsid="002ae7c2"/>
    </style:style>
    <style:style style:name="T4" style:family="text">
      <style:text-properties officeooo:rsid="002c2139"/>
    </style:style>
    <style:style style:name="T5" style:family="text">
      <style:text-properties fo:font-weight="bold" style:font-weight-asian="bold" style:font-weight-complex="bold"/>
    </style:style>
    <style:style style:name="T6" style:family="text">
      <style:text-properties fo:font-weight="bold" officeooo:rsid="002c2139" style:font-weight-asian="bold" style:font-weight-complex="bold"/>
    </style:style>
    <style:style style:name="T7" style:family="text">
      <style:text-properties fo:font-weight="bold" officeooo:rsid="0074bc65" style:font-weight-asian="bold" style:font-weight-complex="bold"/>
    </style:style>
    <style:style style:name="T8" style:family="text">
      <style:text-properties fo:font-weight="bold" officeooo:rsid="0079a23a" style:font-weight-asian="bold" style:font-weight-complex="bold"/>
    </style:style>
    <style:style style:name="T9" style:family="text">
      <style:text-properties officeooo:rsid="002cbb29"/>
    </style:style>
    <style:style style:name="T10" style:family="text">
      <style:text-properties officeooo:rsid="002d2a57"/>
    </style:style>
    <style:style style:name="T11" style:family="text">
      <style:text-properties officeooo:rsid="002f04dc"/>
    </style:style>
    <style:style style:name="T12" style:family="text">
      <style:text-properties officeooo:rsid="0030a67c"/>
    </style:style>
    <style:style style:name="T13" style:family="text">
      <style:text-properties fo:font-weight="normal" officeooo:rsid="00327762" style:font-weight-asian="normal" style:font-weight-complex="normal"/>
    </style:style>
    <style:style style:name="T14" style:family="text">
      <style:text-properties fo:font-weight="normal" officeooo:rsid="003541e4" style:font-weight-asian="normal" style:font-weight-complex="normal"/>
    </style:style>
    <style:style style:name="T15" style:family="text">
      <style:text-properties fo:font-weight="normal" officeooo:rsid="003d3a1e" style:font-weight-asian="normal" style:font-weight-complex="normal"/>
    </style:style>
    <style:style style:name="T16" style:family="text">
      <style:text-properties fo:font-weight="normal" officeooo:rsid="009247ce" style:font-weight-asian="normal" style:font-weight-complex="normal"/>
    </style:style>
    <style:style style:name="T17" style:family="text">
      <style:text-properties fo:font-weight="normal" officeooo:rsid="00931d00" style:font-weight-asian="normal" style:font-weight-complex="normal"/>
    </style:style>
    <style:style style:name="T18" style:family="text">
      <style:text-properties officeooo:rsid="006157fe"/>
    </style:style>
    <style:style style:name="T19" style:family="text">
      <style:text-properties officeooo:rsid="00631fd6"/>
    </style:style>
    <style:style style:name="T20" style:family="text">
      <style:text-properties officeooo:rsid="0069598c"/>
    </style:style>
    <style:style style:name="T21" style:family="text">
      <style:text-properties officeooo:rsid="006ab631"/>
    </style:style>
    <style:style style:name="T22" style:family="text">
      <style:text-properties officeooo:rsid="006ad4ff"/>
    </style:style>
    <style:style style:name="T23" style:family="text">
      <style:text-properties officeooo:rsid="00733e84"/>
    </style:style>
    <style:style style:name="T24" style:family="text">
      <style:text-properties officeooo:rsid="0074bc65"/>
    </style:style>
    <style:style style:name="T25" style:family="text">
      <style:text-properties officeooo:rsid="00756426"/>
    </style:style>
    <style:style style:name="T26" style:family="text">
      <style:text-properties officeooo:rsid="00774da5"/>
    </style:style>
    <style:style style:name="T27" style:family="text">
      <style:text-properties officeooo:rsid="0079a23a"/>
    </style:style>
    <style:style style:name="T28" style:family="text">
      <style:text-properties officeooo:rsid="007bd714"/>
    </style:style>
    <style:style style:name="T29" style:family="text">
      <style:text-properties officeooo:rsid="00805023"/>
    </style:style>
    <style:style style:name="T30" style:family="text">
      <style:text-properties officeooo:rsid="0082197f"/>
    </style:style>
    <style:style style:name="T31" style:family="text">
      <style:text-properties officeooo:rsid="0087d931"/>
    </style:style>
    <style:style style:name="T32" style:family="text">
      <style:text-properties officeooo:rsid="0089b594"/>
    </style:style>
    <style:style style:name="T33" style:family="text">
      <style:text-properties officeooo:rsid="008a99f5"/>
    </style:style>
    <style:style style:name="T34" style:family="text">
      <style:text-properties officeooo:rsid="008ab17c"/>
    </style:style>
    <style:style style:name="T35" style:family="text">
      <style:text-properties officeooo:rsid="008ac72a"/>
    </style:style>
    <style:style style:name="T36" style:family="text">
      <style:text-properties officeooo:rsid="008f2b62"/>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Heuristic Analysis</text:p>
      <text:p text:style-name="P5"/>
      <text:p text:style-name="P31">There are 4 heuristics defined in this project:</text:p>
      <text:list xml:id="list2090336001436997505" text:style-name="L1">
        <text:list-item>
          <text:p text:style-name="P29"><text:span text:style-name="T28">Minimize_opponent_hits</text:span></text:p>
        </text:list-item>
        <text:list-item>
          <text:p text:style-name="P32"><text:span text:style-name="T11">Simplest_aggressive</text:span></text:p>
        </text:list-item>
        <text:list-item>
          <text:p text:style-name="P33">Maximize_winning</text:p>
        </text:list-item>
        <text:list-item>
          <text:p text:style-name="P33">Minimize_losing</text:p>
        </text:list-item>
        <text:list-item>
          <text:p text:style-name="P33">Weighted_combination</text:p>
        </text:list-item>
      </text:list>
      <text:p text:style-name="P6"/>
      <text:p text:style-name="P30"><text:span text:style-name="T26">1</text:span>. Minimize_opponent_hits: <text:span text:style-name="T25">Student0</text:span></text:p>
      <text:p text:style-name="P27">I tried something new with this one. Instead of just subtracting the number of opponent moves from my moves and then minimizing the whole thing, I first find the number of blank spaces left on board (NBS)</text:p>
      <text:p text:style-name="P27">Then I subtract my moves <text:span text:style-name="T19">from NBS to get all the blank spaces which exclude my moves.</text:span></text:p>
      <text:p text:style-name="P27"><text:span text:style-name="T18">I am trying to maximize those blank spaces which actually aren't contributing for opponent moves.</text:span></text:p>
      <text:p text:style-name="P28">I am penalizing more and more on the basis of how much fraction of not_my_moves variable is actually contributing to opponent’s move. Contribution is directly proportional to the penalty. There’s actually a lot that you can tweak in this heuristic. For e.g. you can add a reward parameter for main player apart from penalty for opponent to make the heuristic more <text:span text:style-name="T24">aggressive.</text:span></text:p>
      <text:p text:style-name="P28"><text:span text:style-name="T7"/></text:p>
      <text:p text:style-name="P7"><text:span text:style-name="T8">2</text:span><text:span text:style-name="T5">. </text:span><text:span text:style-name="T6">Simplest_aggressive:</text:span><text:span text:style-name="T4"> By this heuristic, we are trying to minimize opponent’s moves. (Described in lectures) Instead of subtracting the no. of opponent moves (OM) <text:s/>from the main player’s moves (PM) we’re using a more aggressive approach. Before subtracting OM from PM, we multiply it by 2. This way, we’re rewarding the states which have less and less number of OM left which in turn makes it easier for main player to win. </text:span></text:p>
      <text:p text:style-name="P8">It can be mathematically expressed as:</text:p>
      <text:p text:style-name="P8"/>
      <text:p text:style-name="P11">len(main_player_moves) – <text:span text:style-name="T10">alpha * </text:span><text:s/>len(opponent’s moves) </text:p>
      <text:p text:style-name="P9"/>
      <text:p text:style-name="P8"/>
      <text:p text:style-name="P8"><text:s/><text:span text:style-name="T12">As described above, t</text:span>he value of <text:span text:style-name="T3">alpha is </text:span>chosen as <text:span text:style-name="T2">2</text:span>.</text:p>
      <text:p text:style-name="P8"/>
      <text:p text:style-name="P12"><text:span text:style-name="T27">3</text:span>. <text:span text:style-name="T1">Maximize_winning: </text:span><text:span text:style-name="T13">By this approach, we’re trying </text:span><text:span text:style-name="T16">to maximize </text:span><text:span text:style-name="T17">the </text:span><text:span text:style-name="T16">ratio of</text:span><text:span text:style-name="T14"> main player’s moves </text:span><text:span text:style-name="T16">to opponent’s moves</text:span><text:span text:style-name="T14">.</text:span></text:p>
      <text:p text:style-name="P10">It can be mathematically expressed as:</text:p>
      <text:p text:style-name="P10"/>
      <text:p text:style-name="P13">len(<text:span text:style-name="T9">main_player_moves) / len(opponent’s moves) </text:span></text:p>
      <text:p text:style-name="P15"><text:soft-page-break/></text:p>
      <text:p text:style-name="P16"><text:span text:style-name="T27">4</text:span>. Minimize_losing: <text:span text:style-name="T15">Here, we’re trying to minimize the ratio of opponent moves to main player’s moves. </text:span></text:p>
      <text:p text:style-name="P21">- len(opponent’s moves) / len(main_player_moves)</text:p>
      <text:p text:style-name="P14"/>
      <text:p text:style-name="P17"><text:span text:style-name="T27">5</text:span>. <text:span text:style-name="T1">Weighted_combination:</text:span></text:p>
      <text:p text:style-name="P22">This can be expressed as:</text:p>
      <text:p text:style-name="P18">alpha * maximize_winning – beta * minimize_losing</text:p>
      <text:p text:style-name="P24">As we can see that this is much effective heuristic, since it combines both of the above heuristics. </text:p>
      <text:p text:style-name="P23"/>
      <text:p text:style-name="P20">Results:</text:p>
      <text:p text:style-name="P20"/>
      <table:table table:name="Table1" table:style-name="Table1">
        <table:table-column table:style-name="Table1.A"/>
        <table:table-column table:style-name="Table1.B"/>
        <table:table-row>
          <table:table-cell table:style-name="Table1.A1" office:value-type="string">
            <text:p text:style-name="P4">Agent</text:p>
          </table:table-cell>
          <table:table-cell table:style-name="Table1.B1" office:value-type="string">
            <text:p text:style-name="P4"><text:span text:style-name="T22">Average </text:span>Performance</text:p>
          </table:table-cell>
        </table:table-row>
        <table:table-row>
          <table:table-cell table:style-name="Table1.A2" office:value-type="string">
            <text:p text:style-name="P2">ID_Improved</text:p>
          </table:table-cell>
          <table:table-cell table:style-name="Table1.B2" office:value-type="string">
            <text:p text:style-name="P39">67.50+71.43+67.14 = 68.69%</text:p>
          </table:table-cell>
        </table:table-row>
        <table:table-row>
          <table:table-cell table:style-name="Table1.A2" office:value-type="string">
            <text:p text:style-name="P48">Student0</text:p>
          </table:table-cell>
          <table:table-cell table:style-name="Table1.B2" office:value-type="string">
            <text:p text:style-name="P49">69.64+71.43+74.29 = 71.78%</text:p>
          </table:table-cell>
        </table:table-row>
        <table:table-row>
          <table:table-cell table:style-name="Table1.A2" office:value-type="string">
            <text:p text:style-name="P3">Student1</text:p>
          </table:table-cell>
          <table:table-cell table:style-name="Table1.B2" office:value-type="string">
            <text:p text:style-name="P50">68.21+67.86+68.21 = 68.09%</text:p>
          </table:table-cell>
        </table:table-row>
        <table:table-row>
          <table:table-cell table:style-name="Table1.A2" office:value-type="string">
            <text:p text:style-name="P3">Student2</text:p>
          </table:table-cell>
          <table:table-cell table:style-name="Table1.B2" office:value-type="string">
            <text:p text:style-name="P40">67.50+69.64+65 = 67.38%</text:p>
          </table:table-cell>
        </table:table-row>
        <table:table-row>
          <table:table-cell table:style-name="Table1.A2" office:value-type="string">
            <text:p text:style-name="P3">Student3</text:p>
          </table:table-cell>
          <table:table-cell table:style-name="Table1.B2" office:value-type="string">
            <text:p text:style-name="P51">67.14+65+67.86 = 66.66%</text:p>
          </table:table-cell>
        </table:table-row>
        <table:table-row table:style-name="Table1.7">
          <table:table-cell table:style-name="Table1.A2" office:value-type="string">
            <text:p text:style-name="P3">Student4</text:p>
          </table:table-cell>
          <table:table-cell table:style-name="Table1.B2" office:value-type="string">
            <text:p text:style-name="P41">67.50+76.43+72.86 = 72.<text:span text:style-name="T23">2</text:span>6%</text:p>
          </table:table-cell>
        </table:table-row>
      </table:table>
      <text:p text:style-name="P26"/>
      <text:p text:style-name="P26"/>
      <text:p text:style-name="P47">Analysis</text:p>
      <text:p text:style-name="P47"/>
      <text:p text:style-name="P42"><text:span text:style-name="T30">1. Computational complexity order: </text:span></text:p>
      <text:p text:style-name="P42"/>
      <text:p text:style-name="P43"><text:span text:style-name="T29">Weighted_combination &gt; </text:span>Minimize_opponent_hits <text:span text:style-name="T29">&gt; <text:s/>Minimize_losing = <text:s/>Maximize_winning &gt; <text:s/>Simplest_aggressive</text:span></text:p>
      <text:p text:style-name="P43"/>
      <text:p text:style-name="P44"><text:span text:style-name="T29">Minimize_losing and Maximize_winning are computationally equivalent. We can see that Simplest_aggressive heuristic beats both <text:s/>Minimize_losing and Maximize_winning. Probably because it’s computationally faster than both. As explained in lectures, the factor that 2 is being multiplied by opponent’s moves before subtraction from my_moves, makes it more aggressive. As in, it tries to reach a final state way faster than other 2 mentioned heuristics.</text:span></text:p>
      <text:p text:style-name="P43"/>
      <text:p text:style-name="P45">As we can see, <text:span text:style-name="T31">for three attempts, </text:span>average performance<text:span text:style-name="T32">s</text:span> of Student4 and Student0 are quite well. <text:span text:style-name="T33">Student4 beats all other heuristics, that’s why I have submitted it.</text:span> <text:span text:style-name="T34">As I explained in <text:s/>Minimize_opponent_hits heuristic that adding an extra reward parameter apart from penalty would actually make the heuristic more powerful. This will also help it to reach the goal state faster. </text:span></text:p>
      <text:p text:style-name="P46"><text:soft-page-break/>In <text:span text:style-name="T5">weighted_combination</text:span> heuristic, both heuristics, <text:span text:style-name="T5">maximize_winning</text:span> and <text:span text:style-name="T5">minimize_losing</text:span> are working together <text:span text:style-name="T36">in favor of main player </text:span>which makes it most powerful. <text:span text:style-name="T35">It also helps to reach a final state faster.</text:span></text:p>
      <text:p text:style-name="P26"/>
      <text:p text:style-name="P26"/>
      <text:p text:style-name="P25">Result of tournament.py: </text:p>
      <text:p text:style-name="P26"/>
      <text:p text:style-name="P36">Attempt <text:span text:style-name="T21">1</text:span></text:p>
      <text:p text:style-name="P36"/>
      <text:p text:style-name="P38">This script evaluates the performance of the custom heuristic function by</text:p>
      <text:p text:style-name="P38">comparing the strength of an agent using iterative deepening (ID) search with</text:p>
      <text:p text:style-name="P38">alpha-beta pruning against the strength rating of agents using other heuristic</text:p>
      <text:p text:style-name="P38">functions. <text:s/>The `ID_Improved` agent provides a baseline by measuring the</text:p>
      <text:p text:style-name="P38">performance of a basic agent using Iterative Deepening and the "improved"</text:p>
      <text:p text:style-name="P38">heuristic (from lecture) on your hardware. <text:s/>The `Student` agent then measures</text:p>
      <text:p text:style-name="P38">the performance of Iterative Deepening and the custom heuristic against the</text:p>
      <text:p text:style-name="P38">same opponents.</text:p>
      <text:p text:style-name="P38"/>
      <text:p text:style-name="P38"/>
      <text:p text:style-name="P38">*************************</text:p>
      <text:p text:style-name="P38"><text:s/>Evaluating: ID_Improved </text:p>
      <text:p text:style-name="P38">*************************</text:p>
      <text:p text:style-name="P38"/>
      <text:p text:style-name="P38">Playing Matches:</text:p>
      <text:p text:style-name="P38">----------</text:p>
      <text:p text:style-name="P38"><text:s text:c="2"/>Match 1: ID_Improved vs <text:s text:c="2"/>Random <text:s text:c="5"/>Result: 33 to 7</text:p>
      <text:p text:style-name="P38"><text:s text:c="2"/>Match 2: ID_Improved vs <text:s text:c="2"/>MM_Null <text:s text:c="4"/>Result: 27 to 13</text:p>
      <text:p text:style-name="P38"><text:s text:c="2"/>Match 3: ID_Improved vs <text:s text:c="2"/>MM_Open <text:s text:c="4"/>Result: 27 to 13</text:p>
      <text:p text:style-name="P38"><text:s text:c="2"/>Match 4: ID_Improved vs MM_Improved <text:s text:c="2"/>Result: 26 to 14</text:p>
      <text:p text:style-name="P38"><text:s text:c="2"/>Match 5: ID_Improved vs <text:s text:c="2"/>AB_Null <text:s text:c="4"/>Result: 26 to 14</text:p>
      <text:p text:style-name="P38"><text:s text:c="2"/>Match 6: ID_Improved vs <text:s text:c="2"/>AB_Open <text:s text:c="4"/>Result: 27 to 13</text:p>
      <text:p text:style-name="P38"><text:s text:c="2"/>Match 7: ID_Improved vs AB_Improved <text:s text:c="2"/>Result: 23 to 17</text:p>
      <text:p text:style-name="P38"/>
      <text:p text:style-name="P38"/>
      <text:p text:style-name="P38">Results:</text:p>
      <text:p text:style-name="P38">----------</text:p>
      <text:p text:style-name="P38">ID_Improved <text:s text:c="8"/>67.50%</text:p>
      <text:p text:style-name="P38"/>
      <text:p text:style-name="P38"/>
      <text:p text:style-name="P38"/>
      <text:p text:style-name="P38"/>
      <text:p text:style-name="P38"/>
      <text:p text:style-name="P38">*************************</text:p>
      <text:p text:style-name="P38"><text:s text:c="2"/>Evaluating: Student0 <text:s text:c="2"/></text:p>
      <text:p text:style-name="P38">*************************</text:p>
      <text:p text:style-name="P38"><text:soft-page-break/></text:p>
      <text:p text:style-name="P38">Playing Matches:</text:p>
      <text:p text:style-name="P38">----------</text:p>
      <text:p text:style-name="P38"><text:s text:c="2"/>Match 1: <text:s/>Student0 <text:s text:c="2"/>vs <text:s text:c="2"/>Random <text:s text:c="5"/>Result: 34 to 6</text:p>
      <text:p text:style-name="P38"><text:s text:c="2"/>Match 2: <text:s/>Student0 <text:s text:c="2"/>vs <text:s text:c="2"/>MM_Null <text:s text:c="4"/>Result: 33 to 7</text:p>
      <text:p text:style-name="P38"><text:s text:c="2"/>Match 3: <text:s/>Student0 <text:s text:c="2"/>vs <text:s text:c="2"/>MM_Open <text:s text:c="4"/>Result: 26 to 14</text:p>
      <text:p text:style-name="P38"><text:s text:c="2"/>Match 4: <text:s/>Student0 <text:s text:c="2"/>vs MM_Improved <text:s text:c="2"/>Result: 25 to 15</text:p>
      <text:p text:style-name="P38"><text:s text:c="2"/>Match 5: <text:s/>Student0 <text:s text:c="2"/>vs <text:s text:c="2"/>AB_Null <text:s text:c="4"/>Result: 28 to 12</text:p>
      <text:p text:style-name="P38"><text:s text:c="2"/>Match 6: <text:s/>Student0 <text:s text:c="2"/>vs <text:s text:c="2"/>AB_Open <text:s text:c="4"/>Result: 23 to 17</text:p>
      <text:p text:style-name="P38"><text:s text:c="2"/>Match 7: <text:s/>Student0 <text:s text:c="2"/>vs AB_Improved <text:s text:c="2"/>Result: 26 to 14</text:p>
      <text:p text:style-name="P38"/>
      <text:p text:style-name="P38"/>
      <text:p text:style-name="P38">Results:</text:p>
      <text:p text:style-name="P38">----------</text:p>
      <text:p text:style-name="P38">Student0 <text:s text:c="11"/>69.64%</text:p>
      <text:p text:style-name="P38"/>
      <text:p text:style-name="P38">*************************</text:p>
      <text:p text:style-name="P38"><text:s text:c="2"/>Evaluating: Student1 <text:s text:c="2"/></text:p>
      <text:p text:style-name="P38">*************************</text:p>
      <text:p text:style-name="P38"/>
      <text:p text:style-name="P38">Playing Matches:</text:p>
      <text:p text:style-name="P38">----------</text:p>
      <text:p text:style-name="P38"><text:s text:c="2"/>Match 1: <text:s/>Student1 <text:s text:c="2"/>vs <text:s text:c="2"/>Random <text:s text:c="5"/>Result: 34 to 6</text:p>
      <text:p text:style-name="P38"><text:s text:c="2"/>Match 2: <text:s/>Student1 <text:s text:c="2"/>vs <text:s text:c="2"/>MM_Null <text:s text:c="4"/>Result: 30 to 10</text:p>
      <text:p text:style-name="P38"><text:s text:c="2"/>Match 3: <text:s/>Student1 <text:s text:c="2"/>vs <text:s text:c="2"/>MM_Open <text:s text:c="4"/>Result: 25 to 15</text:p>
      <text:p text:style-name="P38"><text:s text:c="2"/>Match 4: <text:s/>Student1 <text:s text:c="2"/>vs MM_Improved <text:s text:c="2"/>Result: 24 to 16</text:p>
      <text:p text:style-name="P38"><text:s text:c="2"/>Match 5: <text:s/>Student1 <text:s text:c="2"/>vs <text:s text:c="2"/>AB_Null <text:s text:c="4"/>Result: 26 to 14</text:p>
      <text:p text:style-name="P38"><text:s text:c="2"/>Match 6: <text:s/>Student1 <text:s text:c="2"/>vs <text:s text:c="2"/>AB_Open <text:s text:c="4"/>Result: 25 to 15</text:p>
      <text:p text:style-name="P38"><text:s text:c="2"/>Match 7: <text:s/>Student1 <text:s text:c="2"/>vs AB_Improved <text:s text:c="2"/>Result: 27 to 13</text:p>
      <text:p text:style-name="P38"/>
      <text:p text:style-name="P38"/>
      <text:p text:style-name="P38">Results:</text:p>
      <text:p text:style-name="P38">----------</text:p>
      <text:p text:style-name="P38">Student1 <text:s text:c="11"/>68.21%</text:p>
      <text:p text:style-name="P38"/>
      <text:p text:style-name="P38">*************************</text:p>
      <text:p text:style-name="P38"><text:s text:c="2"/>Evaluating: Student2 <text:s text:c="2"/></text:p>
      <text:p text:style-name="P38">*************************</text:p>
      <text:p text:style-name="P38"/>
      <text:p text:style-name="P38">Playing Matches:</text:p>
      <text:p text:style-name="P38">----------</text:p>
      <text:p text:style-name="P38"><text:s text:c="2"/>Match 1: <text:s/>Student2 <text:s text:c="2"/>vs <text:s text:c="2"/>Random <text:s text:c="5"/>Result: 33 to 7</text:p>
      <text:p text:style-name="P38"><text:s text:c="2"/>Match 2: <text:s/>Student2 <text:s text:c="2"/>vs <text:s text:c="2"/>MM_Null <text:s text:c="4"/>Result: 29 to 11</text:p>
      <text:p text:style-name="P38"><text:s text:c="2"/>Match 3: <text:s/>Student2 <text:s text:c="2"/>vs <text:s text:c="2"/>MM_Open <text:s text:c="4"/>Result: 20 to 20</text:p>
      <text:p text:style-name="P38"><text:s text:c="2"/>Match 4: <text:s/>Student2 <text:s text:c="2"/>vs MM_Improved <text:s text:c="2"/>Result: 27 to 13</text:p>
      <text:p text:style-name="P38"><text:s text:c="2"/>Match 5: <text:s/>Student2 <text:s text:c="2"/>vs <text:s text:c="2"/>AB_Null <text:s text:c="4"/>Result: 35 to 5</text:p>
      <text:p text:style-name="P38"><text:s text:c="2"/>Match 6: <text:s/>Student2 <text:s text:c="2"/>vs <text:s text:c="2"/>AB_Open <text:s text:c="4"/>Result: 21 to 19</text:p>
      <text:p text:style-name="P38"><text:s text:c="2"/>Match 7: <text:s/>Student2 <text:s text:c="2"/>vs AB_Improved <text:s text:c="2"/>Result: 24 to 16</text:p>
      <text:p text:style-name="P38"/>
      <text:p text:style-name="P38"><text:soft-page-break/></text:p>
      <text:p text:style-name="P38">Results:</text:p>
      <text:p text:style-name="P38">----------</text:p>
      <text:p text:style-name="P38">Student2 <text:s text:c="11"/>67.50%</text:p>
      <text:p text:style-name="P38"/>
      <text:p text:style-name="P38">*************************</text:p>
      <text:p text:style-name="P38"><text:s text:c="2"/>Evaluating: Student3 <text:s text:c="2"/></text:p>
      <text:p text:style-name="P38">*************************</text:p>
      <text:p text:style-name="P38"/>
      <text:p text:style-name="P38">Playing Matches:</text:p>
      <text:p text:style-name="P38">----------</text:p>
      <text:p text:style-name="P38"><text:s text:c="2"/>Match 1: <text:s/>Student3 <text:s text:c="2"/>vs <text:s text:c="2"/>Random <text:s text:c="5"/>Result: 30 to 10</text:p>
      <text:p text:style-name="P38"><text:s text:c="2"/>Match 2: <text:s/>Student3 <text:s text:c="2"/>vs <text:s text:c="2"/>MM_Null <text:s text:c="4"/>Result: 30 to 10</text:p>
      <text:p text:style-name="P38"><text:s text:c="2"/>Match 3: <text:s/>Student3 <text:s text:c="2"/>vs <text:s text:c="2"/>MM_Open <text:s text:c="4"/>Result: 24 to 16</text:p>
      <text:p text:style-name="P38"><text:s text:c="2"/>Match 4: <text:s/>Student3 <text:s text:c="2"/>vs MM_Improved <text:s text:c="2"/>Result: 27 to 13</text:p>
      <text:p text:style-name="P38"><text:s text:c="2"/>Match 5: <text:s/>Student3 <text:s text:c="2"/>vs <text:s text:c="2"/>AB_Null <text:s text:c="4"/>Result: 29 to 11</text:p>
      <text:p text:style-name="P38"><text:s text:c="2"/>Match 6: <text:s/>Student3 <text:s text:c="2"/>vs <text:s text:c="2"/>AB_Open <text:s text:c="4"/>Result: 25 to 15</text:p>
      <text:p text:style-name="P38"><text:s text:c="2"/>Match 7: <text:s/>Student3 <text:s text:c="2"/>vs AB_Improved <text:s text:c="2"/>Result: 23 to 17</text:p>
      <text:p text:style-name="P38"/>
      <text:p text:style-name="P38"/>
      <text:p text:style-name="P38">Results:</text:p>
      <text:p text:style-name="P38">----------</text:p>
      <text:p text:style-name="P38">Student3 <text:s text:c="11"/>67.14%</text:p>
      <text:p text:style-name="P38"/>
      <text:p text:style-name="P38">*************************</text:p>
      <text:p text:style-name="P38"><text:s text:c="2"/>Evaluating: Student4 <text:s text:c="2"/></text:p>
      <text:p text:style-name="P38">*************************</text:p>
      <text:p text:style-name="P38"/>
      <text:p text:style-name="P38">Playing Matches:</text:p>
      <text:p text:style-name="P38">----------</text:p>
      <text:p text:style-name="P38"><text:s text:c="2"/>Match 1: <text:s/>Student4 <text:s text:c="2"/>vs <text:s text:c="2"/>Random <text:s text:c="5"/>Result: 32 to 8</text:p>
      <text:p text:style-name="P38"><text:s text:c="2"/>Match 2: <text:s/>Student4 <text:s text:c="2"/>vs <text:s text:c="2"/>MM_Null <text:s text:c="4"/>Result: 32 to 8</text:p>
      <text:p text:style-name="P38"><text:s text:c="2"/>Match 3: <text:s/>Student4 <text:s text:c="2"/>vs <text:s text:c="2"/>MM_Open <text:s text:c="4"/>Result: 28 to 12</text:p>
      <text:p text:style-name="P38"><text:s text:c="2"/>Match 4: <text:s/>Student4 <text:s text:c="2"/>vs MM_Improved <text:s text:c="2"/>Result: 25 to 15</text:p>
      <text:p text:style-name="P38"><text:s text:c="2"/>Match 5: <text:s/>Student4 <text:s text:c="2"/>vs <text:s text:c="2"/>AB_Null <text:s text:c="4"/>Result: 29 to 11</text:p>
      <text:p text:style-name="P38"><text:s text:c="2"/>Match 6: <text:s/>Student4 <text:s text:c="2"/>vs <text:s text:c="2"/>AB_Open <text:s text:c="4"/>Result: 21 to 19</text:p>
      <text:p text:style-name="P38"><text:s text:c="2"/>Match 7: <text:s/>Student4 <text:s text:c="2"/>vs AB_Improved <text:s text:c="2"/>Result: 22 to 18</text:p>
      <text:p text:style-name="P38"/>
      <text:p text:style-name="P38"/>
      <text:p text:style-name="P38">Results:</text:p>
      <text:p text:style-name="P38">----------</text:p>
      <text:p text:style-name="P38">Student4 <text:s text:c="11"/>67.50%</text:p>
      <text:p text:style-name="P38"/>
      <text:p text:style-name="P35">Attempt <text:span text:style-name="T20">2</text:span></text:p>
      <text:p text:style-name="P38"/>
      <text:p text:style-name="P38">This script evaluates the performance of the custom heuristic function by</text:p>
      <text:p text:style-name="P38">comparing the strength of an agent using iterative deepening (ID) search with</text:p>
      <text:p text:style-name="P38"><text:soft-page-break/>alpha-beta pruning against the strength rating of agents using other heuristic</text:p>
      <text:p text:style-name="P38">functions. <text:s/>The `ID_Improved` agent provides a baseline by measuring the</text:p>
      <text:p text:style-name="P38">performance of a basic agent using Iterative Deepening and the "improved"</text:p>
      <text:p text:style-name="P38">heuristic (from lecture) on your hardware. <text:s/>The `Student` agent then measures</text:p>
      <text:p text:style-name="P38">the performance of Iterative Deepening and the custom heuristic against the</text:p>
      <text:p text:style-name="P38">same opponents.</text:p>
      <text:p text:style-name="P38"/>
      <text:p text:style-name="P38"/>
      <text:p text:style-name="P38">*************************</text:p>
      <text:p text:style-name="P38"><text:s/>Evaluating: ID_Improved </text:p>
      <text:p text:style-name="P38">*************************</text:p>
      <text:p text:style-name="P38"/>
      <text:p text:style-name="P38">Playing Matches:</text:p>
      <text:p text:style-name="P38">----------</text:p>
      <text:p text:style-name="P38"><text:s text:c="2"/>Match 1: ID_Improved vs <text:s text:c="2"/>Random <text:s text:c="5"/>Result: 35 to 5</text:p>
      <text:p text:style-name="P38"><text:s text:c="2"/>Match 2: ID_Improved vs <text:s text:c="2"/>MM_Null <text:s text:c="4"/>Result: 29 to 11</text:p>
      <text:p text:style-name="P38"><text:s text:c="2"/>Match 3: ID_Improved vs <text:s text:c="2"/>MM_Open <text:s text:c="4"/>Result: 25 to 15</text:p>
      <text:p text:style-name="P38"><text:s text:c="2"/>Match 4: ID_Improved vs MM_Improved <text:s text:c="2"/>Result: 26 to 14</text:p>
      <text:p text:style-name="P38"><text:s text:c="2"/>Match 5: ID_Improved vs <text:s text:c="2"/>AB_Null <text:s text:c="4"/>Result: 33 to 7</text:p>
      <text:p text:style-name="P38"><text:s text:c="2"/>Match 6: ID_Improved vs <text:s text:c="2"/>AB_Open <text:s text:c="4"/>Result: 26 to 14</text:p>
      <text:p text:style-name="P38"><text:s text:c="2"/>Match 7: ID_Improved vs AB_Improved <text:s text:c="2"/>Result: 26 to 14</text:p>
      <text:p text:style-name="P38"/>
      <text:p text:style-name="P38"/>
      <text:p text:style-name="P38">Results:</text:p>
      <text:p text:style-name="P38">----------</text:p>
      <text:p text:style-name="P38">ID_Improved <text:s text:c="8"/>71.43%</text:p>
      <text:p text:style-name="P38"/>
      <text:p text:style-name="P38">*************************</text:p>
      <text:p text:style-name="P38"><text:s text:c="2"/>Evaluating: Student0 <text:s text:c="2"/></text:p>
      <text:p text:style-name="P38">*************************</text:p>
      <text:p text:style-name="P38"/>
      <text:p text:style-name="P38">Playing Matches:</text:p>
      <text:p text:style-name="P38">----------</text:p>
      <text:p text:style-name="P38"><text:s text:c="2"/>Match 1: <text:s/>Student0 <text:s text:c="2"/>vs <text:s text:c="2"/>Random <text:s text:c="5"/>Result: 34 to 6</text:p>
      <text:p text:style-name="P38"><text:s text:c="2"/>Match 2: <text:s/>Student0 <text:s text:c="2"/>vs <text:s text:c="2"/>MM_Null <text:s text:c="4"/>Result: 36 to 4</text:p>
      <text:p text:style-name="P38"><text:s text:c="2"/>Match 3: <text:s/>Student0 <text:s text:c="2"/>vs <text:s text:c="2"/>MM_Open <text:s text:c="4"/>Result: 28 to 12</text:p>
      <text:p text:style-name="P38"><text:s text:c="2"/>Match 4: <text:s/>Student0 <text:s text:c="2"/>vs MM_Improved <text:s text:c="2"/>Result: 23 to 17</text:p>
      <text:p text:style-name="P38"><text:s text:c="2"/>Match 5: <text:s/>Student0 <text:s text:c="2"/>vs <text:s text:c="2"/>AB_Null <text:s text:c="4"/>Result: 32 to 8</text:p>
      <text:p text:style-name="P38"><text:s text:c="2"/>Match 6: <text:s/>Student0 <text:s text:c="2"/>vs <text:s text:c="2"/>AB_Open <text:s text:c="4"/>Result: 23 to 17</text:p>
      <text:p text:style-name="P38"><text:s text:c="2"/>Match 7: <text:s/>Student0 <text:s text:c="2"/>vs AB_Improved <text:s text:c="2"/>Result: 24 to 16</text:p>
      <text:p text:style-name="P38"/>
      <text:p text:style-name="P38"/>
      <text:p text:style-name="P38">Results:</text:p>
      <text:p text:style-name="P38">----------</text:p>
      <text:p text:style-name="P38">Student0 <text:s text:c="11"/>71.43%</text:p>
      <text:p text:style-name="P38"/>
      <text:p text:style-name="P38">*************************</text:p>
      <text:p text:style-name="P38"><text:soft-page-break/><text:s text:c="2"/>Evaluating: Student1 <text:s text:c="2"/></text:p>
      <text:p text:style-name="P38">*************************</text:p>
      <text:p text:style-name="P38"/>
      <text:p text:style-name="P38">Playing Matches:</text:p>
      <text:p text:style-name="P38">----------</text:p>
      <text:p text:style-name="P38"><text:s text:c="2"/>Match 1: <text:s/>Student1 <text:s text:c="2"/>vs <text:s text:c="2"/>Random <text:s text:c="5"/>Result: 35 to 5</text:p>
      <text:p text:style-name="P38"><text:s text:c="2"/>Match 2: <text:s/>Student1 <text:s text:c="2"/>vs <text:s text:c="2"/>MM_Null <text:s text:c="4"/>Result: 31 to 9</text:p>
      <text:p text:style-name="P38"><text:s text:c="2"/>Match 3: <text:s/>Student1 <text:s text:c="2"/>vs <text:s text:c="2"/>MM_Open <text:s text:c="4"/>Result: 24 to 16</text:p>
      <text:p text:style-name="P38"><text:s text:c="2"/>Match 4: <text:s/>Student1 <text:s text:c="2"/>vs MM_Improved <text:s text:c="2"/>Result: 25 to 15</text:p>
      <text:p text:style-name="P38"><text:s text:c="2"/>Match 5: <text:s/>Student1 <text:s text:c="2"/>vs <text:s text:c="2"/>AB_Null <text:s text:c="4"/>Result: 27 to 13</text:p>
      <text:p text:style-name="P38"><text:s text:c="2"/>Match 6: <text:s/>Student1 <text:s text:c="2"/>vs <text:s text:c="2"/>AB_Open <text:s text:c="4"/>Result: 25 to 15</text:p>
      <text:p text:style-name="P38"><text:s text:c="2"/>Match 7: <text:s/>Student1 <text:s text:c="2"/>vs AB_Improved <text:s text:c="2"/>Result: 23 to 17</text:p>
      <text:p text:style-name="P38"/>
      <text:p text:style-name="P38"/>
      <text:p text:style-name="P38">Results:</text:p>
      <text:p text:style-name="P38">----------</text:p>
      <text:p text:style-name="P38">Student1 <text:s text:c="11"/>67.86%</text:p>
      <text:p text:style-name="P38"/>
      <text:p text:style-name="P38">*************************</text:p>
      <text:p text:style-name="P38"><text:s text:c="2"/>Evaluating: Student2 <text:s text:c="2"/></text:p>
      <text:p text:style-name="P38">*************************</text:p>
      <text:p text:style-name="P38"/>
      <text:p text:style-name="P38">Playing Matches:</text:p>
      <text:p text:style-name="P38">----------</text:p>
      <text:p text:style-name="P38"><text:s text:c="2"/>Match 1: <text:s/>Student2 <text:s text:c="2"/>vs <text:s text:c="2"/>Random <text:s text:c="5"/>Result: 31 to 9</text:p>
      <text:p text:style-name="P38"><text:s text:c="2"/>Match 2: <text:s/>Student2 <text:s text:c="2"/>vs <text:s text:c="2"/>MM_Null <text:s text:c="4"/>Result: 35 to 5</text:p>
      <text:p text:style-name="P38"><text:s text:c="2"/>Match 3: <text:s/>Student2 <text:s text:c="2"/>vs <text:s text:c="2"/>MM_Open <text:s text:c="4"/>Result: 27 to 13</text:p>
      <text:p text:style-name="P38"><text:s text:c="2"/>Match 4: <text:s/>Student2 <text:s text:c="2"/>vs MM_Improved <text:s text:c="2"/>Result: 23 to 17</text:p>
      <text:p text:style-name="P38"><text:s text:c="2"/>Match 5: <text:s/>Student2 <text:s text:c="2"/>vs <text:s text:c="2"/>AB_Null <text:s text:c="4"/>Result: 30 to 10</text:p>
      <text:p text:style-name="P38"><text:s text:c="2"/>Match 6: <text:s/>Student2 <text:s text:c="2"/>vs <text:s text:c="2"/>AB_Open <text:s text:c="4"/>Result: 25 to 15</text:p>
      <text:p text:style-name="P38"><text:s text:c="2"/>Match 7: <text:s/>Student2 <text:s text:c="2"/>vs AB_Improved <text:s text:c="2"/>Result: 24 to 16</text:p>
      <text:p text:style-name="P38"/>
      <text:p text:style-name="P38"/>
      <text:p text:style-name="P38">Results:</text:p>
      <text:p text:style-name="P38">----------</text:p>
      <text:p text:style-name="P38">Student2 <text:s text:c="11"/>69.64%</text:p>
      <text:p text:style-name="P38"/>
      <text:p text:style-name="P38">*************************</text:p>
      <text:p text:style-name="P38"><text:s text:c="2"/>Evaluating: Student3 <text:s text:c="2"/></text:p>
      <text:p text:style-name="P38">*************************</text:p>
      <text:p text:style-name="P38"/>
      <text:p text:style-name="P38">Playing Matches:</text:p>
      <text:p text:style-name="P38">----------</text:p>
      <text:p text:style-name="P38"><text:s text:c="2"/>Match 1: <text:s/>Student3 <text:s text:c="2"/>vs <text:s text:c="2"/>Random <text:s text:c="5"/>Result: 31 to 9</text:p>
      <text:p text:style-name="P38"><text:s text:c="2"/>Match 2: <text:s/>Student3 <text:s text:c="2"/>vs <text:s text:c="2"/>MM_Null <text:s text:c="4"/>Result: 28 to 12</text:p>
      <text:p text:style-name="P38"><text:s text:c="2"/>Match 3: <text:s/>Student3 <text:s text:c="2"/>vs <text:s text:c="2"/>MM_Open <text:s text:c="4"/>Result: 25 to 15</text:p>
      <text:p text:style-name="P38"><text:s text:c="2"/>Match 4: <text:s/>Student3 <text:s text:c="2"/>vs MM_Improved <text:s text:c="2"/>Result: 24 to 16</text:p>
      <text:p text:style-name="P38"><text:s text:c="2"/>Match 5: <text:s/>Student3 <text:s text:c="2"/>vs <text:s text:c="2"/>AB_Null <text:s text:c="4"/>Result: 27 to 13</text:p>
      <text:p text:style-name="P38"><text:s text:c="2"/>Match 6: <text:s/>Student3 <text:s text:c="2"/>vs <text:s text:c="2"/>AB_Open <text:s text:c="4"/>Result: 23 to 17</text:p>
      <text:p text:style-name="P38"><text:soft-page-break/><text:s text:c="2"/>Match 7: <text:s/>Student3 <text:s text:c="2"/>vs AB_Improved <text:s text:c="2"/>Result: 24 to 16</text:p>
      <text:p text:style-name="P38"/>
      <text:p text:style-name="P38"/>
      <text:p text:style-name="P38">Results:</text:p>
      <text:p text:style-name="P38">----------</text:p>
      <text:p text:style-name="P38">Student3 <text:s text:c="11"/>65.00%</text:p>
      <text:p text:style-name="P38"/>
      <text:p text:style-name="P38">*************************</text:p>
      <text:p text:style-name="P38"><text:s text:c="2"/>Evaluating: Student4 <text:s text:c="2"/></text:p>
      <text:p text:style-name="P38">*************************</text:p>
      <text:p text:style-name="P38"/>
      <text:p text:style-name="P38">Playing Matches:</text:p>
      <text:p text:style-name="P38">----------</text:p>
      <text:p text:style-name="P38"><text:s text:c="2"/>Match 1: <text:s/>Student4 <text:s text:c="2"/>vs <text:s text:c="2"/>Random <text:s text:c="5"/>Result: 36 to 4</text:p>
      <text:p text:style-name="P38"><text:s text:c="2"/>Match 2: <text:s/>Student4 <text:s text:c="2"/>vs <text:s text:c="2"/>MM_Null <text:s text:c="4"/>Result: 36 to 4</text:p>
      <text:p text:style-name="P38"><text:s text:c="2"/>Match 3: <text:s/>Student4 <text:s text:c="2"/>vs <text:s text:c="2"/>MM_Open <text:s text:c="4"/>Result: 30 to 10</text:p>
      <text:p text:style-name="P38"><text:s text:c="2"/>Match 4: <text:s/>Student4 <text:s text:c="2"/>vs MM_Improved <text:s text:c="2"/>Result: 30 to 10</text:p>
      <text:p text:style-name="P38"><text:s text:c="2"/>Match 5: <text:s/>Student4 <text:s text:c="2"/>vs <text:s text:c="2"/>AB_Null <text:s text:c="4"/>Result: 37 to 3</text:p>
      <text:p text:style-name="P38"><text:s text:c="2"/>Match 6: <text:s/>Student4 <text:s text:c="2"/>vs <text:s text:c="2"/>AB_Open <text:s text:c="4"/>Result: 22 to 18</text:p>
      <text:p text:style-name="P38"><text:s text:c="2"/>Match 7: <text:s/>Student4 <text:s text:c="2"/>vs AB_Improved <text:s text:c="2"/>Result: 23 to 17</text:p>
      <text:p text:style-name="P38"/>
      <text:p text:style-name="P38"/>
      <text:p text:style-name="P38">Results:</text:p>
      <text:p text:style-name="P38">----------</text:p>
      <text:p text:style-name="P38">Student4 <text:s text:c="11"/>76.43%</text:p>
      <text:p text:style-name="P38"/>
      <text:p text:style-name="P38"/>
      <text:p text:style-name="P34">Attempt 3</text:p>
      <text:p text:style-name="P38"/>
      <text:p text:style-name="P38">This script evaluates the performance of the custom heuristic function by</text:p>
      <text:p text:style-name="P38">comparing the strength of an agent using iterative deepening (ID) search with</text:p>
      <text:p text:style-name="P38">alpha-beta pruning against the strength rating of agents using other heuristic</text:p>
      <text:p text:style-name="P38">functions. <text:s/>The `ID_Improved` agent provides a baseline by measuring the</text:p>
      <text:p text:style-name="P38">performance of a basic agent using Iterative Deepening and the "improved"</text:p>
      <text:p text:style-name="P38">heuristic (from lecture) on your hardware. <text:s/>The `Student` agent then measures</text:p>
      <text:p text:style-name="P38">the performance of Iterative Deepening and the custom heuristic against the</text:p>
      <text:p text:style-name="P38">same opponents.</text:p>
      <text:p text:style-name="P38"/>
      <text:p text:style-name="P38"/>
      <text:p text:style-name="P38">*************************</text:p>
      <text:p text:style-name="P38"><text:s/>Evaluating: ID_Improved </text:p>
      <text:p text:style-name="P38">*************************</text:p>
      <text:p text:style-name="P38"/>
      <text:p text:style-name="P38">Playing Matches:</text:p>
      <text:p text:style-name="P38">----------</text:p>
      <text:p text:style-name="P38"><text:s text:c="2"/>Match 1: ID_Improved vs <text:s text:c="2"/>Random <text:s text:c="3"/><text:tab/>Result: 35 to 5</text:p>
      <text:p text:style-name="P38"><text:soft-page-break/><text:s text:c="2"/>Match 2: ID_Improved vs <text:s text:c="2"/>MM_Null <text:s text:c="2"/><text:tab/>Result: 29 to 11</text:p>
      <text:p text:style-name="P38"><text:s text:c="2"/>Match 3: ID_Improved vs <text:s text:c="2"/>MM_Open <text:s text:c="2"/><text:tab/>Result: 28 to 12</text:p>
      <text:p text:style-name="P38"><text:s text:c="2"/>Match 4: ID_Improved vs MM_Improved <text:tab/>Result: 24 to 16</text:p>
      <text:p text:style-name="P38"><text:s text:c="2"/>Match 5: ID_Improved vs <text:s text:c="2"/>AB_Null <text:s text:c="2"/><text:tab/>Result: 26 to 14</text:p>
      <text:p text:style-name="P38"><text:s text:c="2"/>Match 6: ID_Improved vs <text:s text:c="2"/>AB_Open <text:s text:c="2"/><text:tab/>Result: 24 to 16</text:p>
      <text:p text:style-name="P38"><text:s text:c="2"/>Match 7: ID_Improved vs AB_Improved <text:tab/>Result: 22 to 18</text:p>
      <text:p text:style-name="P38"/>
      <text:p text:style-name="P38"/>
      <text:p text:style-name="P38">Results:</text:p>
      <text:p text:style-name="P38">----------</text:p>
      <text:p text:style-name="P38">ID_Improved <text:s text:c="8"/>67.14%</text:p>
      <text:p text:style-name="P38"/>
      <text:p text:style-name="P38">*************************</text:p>
      <text:p text:style-name="P38"><text:s text:c="2"/>Evaluating: Student0 <text:s text:c="2"/></text:p>
      <text:p text:style-name="P38">*************************</text:p>
      <text:p text:style-name="P38"/>
      <text:p text:style-name="P38">Playing Matches:</text:p>
      <text:p text:style-name="P38">----------</text:p>
      <text:p text:style-name="P38"><text:s text:c="2"/>Match 1: <text:s/>Student0 <text:s text:c="2"/>vs <text:s text:c="2"/>Random <text:s text:c="3"/><text:tab/>Result: 37 to 3</text:p>
      <text:p text:style-name="P38"><text:s text:c="2"/>Match 2: <text:s/>Student0 <text:s text:c="2"/>vs <text:s text:c="2"/>MM_Null <text:s text:c="2"/><text:tab/>Result: 34 to 6</text:p>
      <text:p text:style-name="P38"><text:s text:c="2"/>Match 3: <text:s/>Student0 <text:s text:c="2"/>vs <text:s text:c="2"/>MM_Open <text:s text:c="2"/><text:tab/>Result: 28 to 12</text:p>
      <text:p text:style-name="P38"><text:s text:c="2"/>Match 4: <text:s/>Student0 <text:s text:c="2"/>vs MM_Improved <text:tab/>Result: 27 to 13</text:p>
      <text:p text:style-name="P38"><text:s text:c="2"/>Match 5: <text:s/>Student0 <text:s text:c="2"/>vs <text:s text:c="2"/>AB_Null <text:s text:c="2"/><text:tab/>Result: 26 to 14</text:p>
      <text:p text:style-name="P38"><text:s text:c="2"/>Match 6: <text:s/>Student0 <text:s text:c="2"/>vs <text:s text:c="2"/>AB_Open <text:s text:c="2"/><text:tab/>Result: 29 to 11</text:p>
      <text:p text:style-name="P38"><text:s text:c="2"/>Match 7: <text:s/>Student0 <text:s text:c="2"/>vs AB_Improved <text:tab/>Result: 27 to 13</text:p>
      <text:p text:style-name="P38"/>
      <text:p text:style-name="P38"/>
      <text:p text:style-name="P38">Results:</text:p>
      <text:p text:style-name="P38">----------</text:p>
      <text:p text:style-name="P38">Student0 <text:s text:c="11"/>74.29%</text:p>
      <text:p text:style-name="P38"/>
      <text:p text:style-name="P38">*************************</text:p>
      <text:p text:style-name="P38"><text:s text:c="2"/>Evaluating: Student1 <text:s text:c="2"/></text:p>
      <text:p text:style-name="P38">*************************</text:p>
      <text:p text:style-name="P38"/>
      <text:p text:style-name="P38">Playing Matches:</text:p>
      <text:p text:style-name="P38">----------</text:p>
      <text:p text:style-name="P38"><text:s text:c="2"/>Match 1: <text:s/>Student1 <text:s text:c="2"/>vs <text:s text:c="2"/>Random <text:s text:c="3"/><text:tab/>Result: 34 to 6</text:p>
      <text:p text:style-name="P38"><text:s text:c="2"/>Match 2: <text:s/>Student1 <text:s text:c="2"/>vs <text:s text:c="2"/>MM_Null <text:s text:c="2"/><text:tab/>Result: 31 to 9</text:p>
      <text:p text:style-name="P38"><text:s text:c="2"/>Match 3: <text:s/>Student1 <text:s text:c="2"/>vs <text:s text:c="2"/>MM_Open <text:s text:c="2"/><text:tab/>Result: 26 to 14</text:p>
      <text:p text:style-name="P38"><text:s text:c="2"/>Match 4: <text:s/>Student1 <text:s text:c="2"/>vs MM_Improved <text:tab/>Result: 24 to 16</text:p>
      <text:p text:style-name="P38"><text:s text:c="2"/>Match 5: <text:s/>Student1 <text:s text:c="2"/>vs <text:s text:c="2"/>AB_Null <text:s text:c="2"/><text:tab/>Result: 28 to 12</text:p>
      <text:p text:style-name="P38"><text:s text:c="2"/>Match 6: <text:s/>Student1 <text:s text:c="2"/>vs <text:s text:c="2"/>AB_Open <text:s text:c="2"/><text:tab/>Result: 24 to 16</text:p>
      <text:p text:style-name="P38"><text:s text:c="2"/>Match 7: <text:s/>Student1 <text:s text:c="2"/>vs AB_Improved <text:tab/>Result: 24 to 16</text:p>
      <text:p text:style-name="P38"/>
      <text:p text:style-name="P38"/>
      <text:p text:style-name="P38">Results:</text:p>
      <text:p text:style-name="P38">----------</text:p>
      <text:p text:style-name="P38">Student1 <text:s text:c="11"/>68.21%</text:p>
      <text:p text:style-name="P38"><text:soft-page-break/></text:p>
      <text:p text:style-name="P38">*************************</text:p>
      <text:p text:style-name="P38"><text:s text:c="2"/>Evaluating: Student2 <text:s text:c="2"/></text:p>
      <text:p text:style-name="P38">*************************</text:p>
      <text:p text:style-name="P38"/>
      <text:p text:style-name="P38">Playing Matches:</text:p>
      <text:p text:style-name="P38">----------</text:p>
      <text:p text:style-name="P38"><text:s text:c="2"/>Match 1: <text:s/>Student2 <text:s text:c="2"/>vs <text:s text:c="2"/>Random <text:s text:c="3"/><text:tab/>Result: 31 to 9</text:p>
      <text:p text:style-name="P38"><text:s text:c="2"/>Match 2: <text:s/>Student2 <text:s text:c="2"/>vs <text:s text:c="2"/>MM_Null <text:s text:c="2"/><text:tab/>Result: 34 to 6</text:p>
      <text:p text:style-name="P38"><text:s text:c="2"/>Match 3: <text:s/>Student2 <text:s text:c="2"/>vs <text:s text:c="2"/>MM_Open <text:s text:c="2"/><text:tab/>Result: 25 to 15</text:p>
      <text:p text:style-name="P38"><text:s text:c="2"/>Match 4: <text:s/>Student2 <text:s text:c="2"/>vs MM_Improved <text:tab/>Result: 21 to 19</text:p>
      <text:p text:style-name="P38"><text:s text:c="2"/>Match 5: <text:s/>Student2 <text:s text:c="2"/>vs <text:s text:c="2"/>AB_Null <text:s text:c="2"/><text:tab/>Result: 25 to 15</text:p>
      <text:p text:style-name="P38"><text:s text:c="2"/>Match 6: <text:s/>Student2 <text:s text:c="2"/>vs <text:s text:c="2"/>AB_Open <text:s text:c="2"/><text:tab/>Result: 22 to 18</text:p>
      <text:p text:style-name="P38"><text:s text:c="2"/>Match 7: <text:s/>Student2 <text:s text:c="2"/>vs AB_Improved <text:tab/>Result: 24 to 16</text:p>
      <text:p text:style-name="P38"/>
      <text:p text:style-name="P38"/>
      <text:p text:style-name="P38">Results:</text:p>
      <text:p text:style-name="P38">----------</text:p>
      <text:p text:style-name="P38">Student2 <text:s text:c="11"/>65.00%</text:p>
      <text:p text:style-name="P38"/>
      <text:p text:style-name="P38">*************************</text:p>
      <text:p text:style-name="P38"><text:s text:c="2"/>Evaluating: Student3 <text:s text:c="2"/></text:p>
      <text:p text:style-name="P38">*************************</text:p>
      <text:p text:style-name="P38"/>
      <text:p text:style-name="P38">Playing Matches:</text:p>
      <text:p text:style-name="P38">----------</text:p>
      <text:p text:style-name="P38"><text:s text:c="2"/>Match 1: <text:s/>Student3 <text:s text:c="2"/>vs <text:s text:c="2"/>Random <text:s text:c="3"/><text:tab/>Result: 35 to 5</text:p>
      <text:p text:style-name="P38"><text:s text:c="2"/>Match 2: <text:s/>Student3 <text:s text:c="2"/>vs <text:s text:c="2"/>MM_Null <text:s text:c="2"/><text:tab/>Result: 28 to 12</text:p>
      <text:p text:style-name="P38"><text:s text:c="2"/>Match 3: <text:s/>Student3 <text:s text:c="2"/>vs <text:s text:c="2"/>MM_Open <text:s text:c="2"/><text:tab/>Result: 24 to 16</text:p>
      <text:p text:style-name="P38"><text:s text:c="2"/>Match 4: <text:s/>Student3 <text:s text:c="2"/>vs MM_Improved <text:tab/>Result: 25 to 15</text:p>
      <text:p text:style-name="P38"><text:s text:c="2"/>Match 5: <text:s/>Student3 <text:s text:c="2"/>vs <text:s text:c="2"/>AB_Null <text:s text:c="2"/><text:tab/>Result: 34 to 6</text:p>
      <text:p text:style-name="P38"><text:s text:c="2"/>Match 6: <text:s/>Student3 <text:s text:c="2"/>vs <text:s text:c="2"/>AB_Open <text:s text:c="2"/><text:tab/>Result: 24 to 16</text:p>
      <text:p text:style-name="P38"><text:s text:c="2"/>Match 7: <text:s/>Student3 <text:s text:c="2"/>vs AB_Improved <text:tab/>Result: 20 to 20</text:p>
      <text:p text:style-name="P38"/>
      <text:p text:style-name="P38"/>
      <text:p text:style-name="P38">Results:</text:p>
      <text:p text:style-name="P38">----------</text:p>
      <text:p text:style-name="P38">Student3 <text:s text:c="11"/>67.86%</text:p>
      <text:p text:style-name="P38"/>
      <text:p text:style-name="P38">*************************</text:p>
      <text:p text:style-name="P38"><text:s text:c="2"/>Evaluating: Student4 <text:s text:c="2"/></text:p>
      <text:p text:style-name="P38">*************************</text:p>
      <text:p text:style-name="P38"/>
      <text:p text:style-name="P38">Playing Matches:</text:p>
      <text:p text:style-name="P38">----------</text:p>
      <text:p text:style-name="P38"><text:s text:c="2"/>Match 1: <text:s/>Student4 <text:s text:c="2"/>vs <text:s text:c="2"/>Random <text:s text:c="3"/><text:tab/>Result: 36 to 4</text:p>
      <text:p text:style-name="P38"><text:s text:c="2"/>Match 2: <text:s/>Student4 <text:s text:c="2"/>vs <text:s text:c="2"/>MM_Null <text:s text:c="2"/><text:tab/>Result: 34 to 6</text:p>
      <text:p text:style-name="P38"><text:s text:c="2"/>Match 3: <text:s/>Student4 <text:s text:c="2"/>vs <text:s text:c="2"/>MM_Open <text:s text:c="2"/><text:tab/>Result: 28 to 12</text:p>
      <text:p text:style-name="P38"><text:s text:c="2"/>Match 4: <text:s/>Student4 <text:s text:c="2"/>vs MM_Improved <text:tab/>Result: 27 to 13</text:p>
      <text:p text:style-name="P38"><text:soft-page-break/><text:s text:c="2"/>Match 5: <text:s/>Student4 <text:s text:c="2"/>vs <text:s text:c="2"/>AB_Null <text:s text:c="2"/><text:tab/>Result: 30 to 10</text:p>
      <text:p text:style-name="P38"><text:s text:c="2"/>Match 6: <text:s/>Student4 <text:s text:c="2"/>vs <text:s text:c="2"/>AB_Open <text:s text:c="2"/><text:tab/>Result: 26 to 14</text:p>
      <text:p text:style-name="P38"><text:s text:c="2"/>Match 7: <text:s/>Student4 <text:s text:c="2"/>vs AB_Improved <text:tab/>Result: 23 to 17</text:p>
      <text:p text:style-name="P38"/>
      <text:p text:style-name="P38"/>
      <text:p text:style-name="P38">Results:</text:p>
      <text:p text:style-name="P38">----------</text:p>
      <text:p text:style-name="P38">Student4 <text:s text:c="11"/>72.86%</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Courier 10 Pitch" officeooo:rsid="005925b5" officeooo:paragraph-rsid="005925b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 <text:s text:c="30"/>Simmi Mourya, Udacity AIND Isol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3:53:26.239271895</meta:creation-date>
    <dc:date>2017-03-31T16:58:26.855551166</dc:date>
    <meta:editing-duration>PT1H47M16S</meta:editing-duration>
    <meta:editing-cycles>138</meta:editing-cycles>
    <meta:generator>LibreOffice/5.1.6.2$Linux_X86_64 LibreOffice_project/10m0$Build-2</meta:generator>
    <meta:document-statistic meta:table-count="1" meta:image-count="0" meta:object-count="0" meta:page-count="11" meta:paragraph-count="345" meta:word-count="2105" meta:character-count="14836" meta:non-whitespace-character-count="11600"/>
  </office:meta>
</office:document-meta>
</file>